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.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.7</text:p>
          </table:table-cell>
          <table:table-cell office:value-type="float" office:value="42.674999999999997" table:formula="of:=[.H8]/4" table:style-name="ce1">
            <text:p>42.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110" table:formula="of:=SUM([.D11:.G11])" table:style-name="ce5">
            <text:p>110</text:p>
          </table:table-cell>
          <table:table-cell office:value-type="float" office:value="27.5" table:formula="of:=[.H11]/4" table:style-name="ce1">
            <text:p>27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256" table:formula="of:=SUM([.D5:.D28])" table:style-name="ce1">
            <text:p>256</text:p>
          </table:table-cell>
          <table:table-cell office:value-type="float" office:value="170.7" table:formula="of:=SUM([.E5:.E28])" table:style-name="ce1">
            <text:p>170.7</text:p>
          </table:table-cell>
          <table:table-cell office:value-type="float" office:value="338" table:formula="of:=SUM([.F5:.F28])" table:style-name="ce1">
            <text:p>338</text:p>
          </table:table-cell>
          <table:table-cell office:value-type="float" office:value="227" table:formula="of:=SUM([.G5:.G28])" table:style-name="ce1">
            <text:p>227</text:p>
          </table:table-cell>
          <table:table-cell office:value-type="float" office:value="991.7" table:formula="of:=SUM([.H5:.H28])" table:style-name="ce5">
            <text:p>991.7</text:p>
          </table:table-cell>
          <table:table-cell office:value-type="float" office:value="247.92500000000001" table:formula="of:=[.H30]/4" table:style-name="ce1">
            <text:p>247.92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8.0749999999999886" table:formula="of:=[.D30]-[.$I$30]" table:style-name="ce1">
            <text:p>8.075</text:p>
          </table:table-cell>
          <table:table-cell office:value-type="float" office:value="-77.225000000000023" table:formula="of:=[.E30]-[.$I$30]" table:style-name="ce1">
            <text:p>-77.225</text:p>
          </table:table-cell>
          <table:table-cell office:value-type="float" office:value="90.074999999999989" table:formula="of:=[.F30]-[.$I$30]" table:style-name="ce1">
            <text:p>90.075</text:p>
          </table:table-cell>
          <table:table-cell office:value-type="float" office:value="-20.925000000000011" table:formula="of:=[.G30]-[.$I$30]" table:style-name="ce1">
            <text:p>-20.92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41.67142857142858" table:formula="of:=[.H30]/COUNTIF([.H5:.H28];&quot;&gt;0&quot;)" table:style-name="ce1">
            <text:p>141.671428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5.417857142857144" table:formula="of:=[.E34]/4" table:style-name="ce7">
            <text:p>35.42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Balla</dc:creator>
    <meta:creation-date>2017-02-13T11:37:40Z</meta:creation-date>
    <dc:date>2017-03-24T14:33:40Z</dc:date>
    <meta:editing-cycles>2</meta:editing-cycles>
    <meta:editing-duration>PT100S</meta:editing-duration>
  </office:meta>
</office:document-meta>
</file>